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, Mar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Viper, Phantom Assassi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, Miran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Razo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Death Prophet, Lich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, Treant Protecto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ch, Zeus</text:p>
          </table:table-cell>
          <table:table-cell table:number-columns-repeated="1018"/>
        </table:table-row>
        <table:table-row table:style-name="ro1" table:number-rows-repeated="25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11:08:32.182461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31T11:52:18.136709032</dc:date>
    <dc:creator>Ilya Shpigor</dc:creator>
    <meta:editing-duration>PT6H22M28S</meta:editing-duration>
    <meta:editing-cycles>613</meta:editing-cycles>
    <meta:document-statistic meta:table-count="1" meta:cell-count="170" meta:object-count="0"/>
  </office:meta>
</office:document-meta>
</file>